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074ef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2074ef" officeooo:paragraph-rsid="002074ef"/>
    </style:style>
    <style:style style:name="P4" style:family="paragraph" style:parent-style-name="Standard">
      <style:paragraph-properties fo:text-align="start" style:justify-single-word="false" fo:break-before="page" style:writing-mode="lr-tb"/>
      <style:text-properties officeooo:rsid="002074ef" officeooo:paragraph-rsid="002074ef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2074ef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074ef" officeooo:paragraph-rsid="00261af1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261af1" officeooo:paragraph-rsid="00261af1"/>
    </style:style>
    <style:style style:name="T1" style:family="text">
      <style:text-properties officeooo:rsid="002074ef"/>
    </style:style>
    <style:style style:name="T2" style:family="text">
      <style:text-properties officeooo:rsid="00261af1"/>
    </style:style>
    <style:style style:name="T3" style:family="text">
      <style:text-properties style:text-position="super 58%" officeooo:rsid="00261af1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nual operations </text:p>
      <text:p text:style-name="P1"/>
      <text:p text:style-name="P3">A380</text:p>
      <text:p text:style-name="P3"/>
      <text:p text:style-name="P3">A380</text:p>
      <text:p text:style-name="P3"/>
      <text:p text:style-name="P3">A380</text:p>
      <text:p text:style-name="P3"/>
      <text:p text:style-name="P3">A380</text:p>
      <text:p text:style-name="P3"/>
      <text:p text:style-name="P3">A380</text:p>
      <text:p text:style-name="P3"/>
      <text:p text:style-name="P3">A380</text:p>
      <text:p text:style-name="P3"/>
      <text:p text:style-name="P3">A380</text:p>
      <text:p text:style-name="P2"><text:line-break/><text:span text:style-name="T1">A380</text:span></text:p>
      <text:p text:style-name="P2"><text:line-break/><text:span text:style-name="T1">A380</text:span></text:p>
      <text:p text:style-name="P3"/>
      <text:p text:style-name="P4">Aircraft : A380</text:p>
      <text:p text:style-name="P3"/>
      <text:p text:style-name="P6"><text:span text:style-name="T2">Cet avion est à 2 étages, et la première classe est au 1</text:span><text:span text:style-name="T3">er</text:span><text:span text:style-name="T2">.</text:span></text:p>
      <text:p text:style-name="P6"><text:span text:style-name="T2">Il y a un bar en haut avec des possibilités de ventes.</text:span></text:p>
      <text:p text:style-name="P6"/>
      <text:p text:style-name="P6">.<text:span text:style-name="T2">Sur certaines compagnies, il y a des douches.</text:span></text:p>
      <text:p text:style-name="P3"/>
      <text:p text:style-name="P7">Au niveau du cockpit, on peut trouver des couchettes pour l’équipage.</text:p>
      <text:p text:style-name="P7"/>
      <text:p text:style-name="P7">Cet avion a vu le jour en 2005, est est remis en service après le covid, dès 2022, <text:s/>afin de rentabiliser les circuits et de mieux utiliser le personnel qui est venu à manquer.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17:42</meta:creation-date>
    <dc:language>fr-FR</dc:language>
    <dc:date>2023-06-15T14:07:38.691662033</dc:date>
    <meta:editing-cycles>10</meta:editing-cycles>
    <meta:editing-duration>PT9M52S</meta:editing-duration>
    <meta:generator>LibreOffice/7.5.3.2$Linux_X86_64 LibreOffice_project/50$Build-2</meta:generator>
    <meta:document-statistic meta:table-count="0" meta:image-count="0" meta:object-count="0" meta:page-count="2" meta:paragraph-count="16" meta:word-count="92" meta:character-count="475" meta:non-whitespace-character-count="394"/>
    <meta:user-defined meta:name="AppVersion">15.0000</meta:user-defined>
  </office:meta>
</office:document-meta>
</file>